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92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58.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groove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 style:data-style-name="N61"/>
    <style:style style:name="ce5" style:family="table-cell" style:parent-style-name="Default">
      <style:table-cell-properties fo:border-bottom="none" fo:border-left="none" fo:border-right="0.99pt groove #000000" fo:border-top="0.99pt groove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99pt groove #000000" fo:border-left="none" fo:border-right="0.99pt groove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99pt groove #000000" fo:border-right="0.99pt groove #000000" fo:border-top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99pt groove #000000" fo:border-left="0.99pt groove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99pt groove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7.41mm" svg:height="127.91mm" svg:x="126.81mm" svg:y="83.94mm">
            <draw:object draw:notify-on-update-of-ranges="Sheet1.B3:Sheet1.B7 Sheet1.F3:Sheet1.F7 Sheet1.B3:Sheet1.B12 Sheet1.G3:Sheet1.G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Time</text:p>
          </table:table-cell>
          <table:covered-table-cell table:style-name="ce5"/>
          <table:table-cell table:style-name="ce5"/>
          <table:table-cell table:style-name="ce15" office:value-type="string" calcext:value-type="string" table:number-columns-spanned="2" table:number-rows-spanned="1">
            <text:p>Iterations</text:p>
          </table:table-cell>
          <table:covered-table-cell table:style-name="ce5"/>
          <table:table-cell table:style-name="ce5"/>
          <table:table-cell table:style-name="ce15" office:value-type="string" calcext:value-type="string" table:number-columns-spanned="3" table:number-rows-spanned="1">
            <text:p>Energy Eigenvalue</text:p>
          </table:table-cell>
          <table:covered-table-cell table:style-name="ce9"/>
          <table:covered-table-cell table:style-name="ce5"/>
          <table:table-cell/>
        </table:table-row>
        <table:table-row table:style-name="ro1">
          <table:table-cell table:style-name="ce1" office:value-type="string" calcext:value-type="string">
            <text:p>number wavevectors</text:p>
          </table:table-cell>
          <table:table-cell table:style-name="ce1" office:value-type="string" calcext:value-type="string">
            <text:p>number plane waves</text:p>
          </table:table-cell>
          <table:table-cell table:style-name="ce3" office:value-type="string" calcext:value-type="string">
            <text:p>Steepest Descent</text:p>
          </table:table-cell>
          <table:table-cell table:style-name="ce6" office:value-type="string" calcext:value-type="string">
            <text:p>Preconditioned Steepest Descent</text:p>
          </table:table-cell>
          <table:table-cell table:style-name="ce6" office:value-type="string" calcext:value-type="string">
            <text:p>Precon CG</text:p>
          </table:table-cell>
          <table:table-cell table:style-name="ce8" office:value-type="string" calcext:value-type="string">
            <text:p>Steepest Descent</text:p>
          </table:table-cell>
          <table:table-cell table:style-name="ce6" office:value-type="string" calcext:value-type="string">
            <text:p>Preconditioned Steepest Descent</text:p>
          </table:table-cell>
          <table:table-cell table:style-name="ce6" office:value-type="string" calcext:value-type="string">
            <text:p>Precon CG</text:p>
          </table:table-cell>
          <table:table-cell table:style-name="ce8" office:value-type="string" calcext:value-type="string">
            <text:p>Exact</text:p>
          </table:table-cell>
          <table:table-cell table:style-name="ce3" office:value-type="string" calcext:value-type="string">
            <text:p>Steepest Descent</text:p>
          </table:table-cell>
          <table:table-cell table:style-name="ce6" office:value-type="string" calcext:value-type="string">
            <text:p>Preconditioned Steepest Descent</text:p>
          </table:table-cell>
          <table:table-cell table:style-name="ce1" office:value-type="string" calcext:value-type="string">
            <text:p>Precon C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*2+1" office:value-type="float" office:value="21" calcext:value-type="float">
            <text:p>21</text:p>
          </table:table-cell>
          <table:table-cell table:style-name="ce4" office:value-type="float" office:value="0.00275099999" calcext:value-type="float">
            <text:p>2.75E-03</text:p>
          </table:table-cell>
          <table:table-cell office:value-type="float" office:value="0.00395599985" calcext:value-type="float">
            <text:p>3.96E-03</text:p>
          </table:table-cell>
          <table:table-cell office:value-type="float" office:value="0.149894997" calcext:value-type="float">
            <text:p>0.14989499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-9.27057456772299" calcext:value-type="float">
            <text:p>-9.27057456772299</text:p>
          </table:table-cell>
          <table:table-cell office:value-type="float" office:value="-9.27057456759973" calcext:value-type="float">
            <text:p>-9.27057456759973</text:p>
          </table:table-cell>
          <table:table-cell office:value-type="float" office:value="-9.27057456401446" calcext:value-type="float">
            <text:p>-9.27057456401446</text:p>
          </table:table-cell>
          <table:table-cell office:value-type="float" office:value="-9.27057300704957" calcext:value-type="float">
            <text:p>-9.270573007049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4]*2+1" office:value-type="float" office:value="61" calcext:value-type="float">
            <text:p>61</text:p>
          </table:table-cell>
          <table:table-cell table:style-name="ce4" office:value-type="float" office:value="0.0625949949" calcext:value-type="float">
            <text:p>6.26E-02</text:p>
          </table:table-cell>
          <table:table-cell office:value-type="float" office:value="0.01853" calcext:value-type="float">
            <text:p>1.85E-02</text:p>
          </table:table-cell>
          <table:table-cell office:value-type="float" office:value="0.13913101" calcext:value-type="float">
            <text:p>0.13913101</text:p>
          </table:table-cell>
          <table:table-cell office:value-type="float" office:value="218" calcext:value-type="float">
            <text:p>2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-14.6915355135047" calcext:value-type="float">
            <text:p>-14.6915355135047</text:p>
          </table:table-cell>
          <table:table-cell office:value-type="float" office:value="-14.6915355127298" calcext:value-type="float">
            <text:p>-14.6915355127298</text:p>
          </table:table-cell>
          <table:table-cell office:value-type="float" office:value="-14.6915355025803" calcext:value-type="float">
            <text:p>-14.6915355025803</text:p>
          </table:table-cell>
          <table:table-cell office:value-type="float" office:value="-14.6915344166312" calcext:value-type="float">
            <text:p>-14.69153441663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]*2+1" office:value-type="float" office:value="201" calcext:value-type="float">
            <text:p>201</text:p>
          </table:table-cell>
          <table:table-cell office:value-type="float" office:value="0.425145" calcext:value-type="float">
            <text:p>0.425145</text:p>
          </table:table-cell>
          <table:table-cell office:value-type="float" office:value="0.01837" calcext:value-type="float">
            <text:p>1.84E-02</text:p>
          </table:table-cell>
          <table:table-cell table:style-name="ce4" office:value-type="float" office:value="0.0944439992" calcext:value-type="float">
            <text:p>9.44E-02</text:p>
          </table:table-cell>
          <table:table-cell office:value-type="float" office:value="1386" calcext:value-type="float">
            <text:p>138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-17.5294400810879" calcext:value-type="float">
            <text:p>-17.5294400810879</text:p>
          </table:table-cell>
          <table:table-cell office:value-type="float" office:value="-17.5294400752593" calcext:value-type="float">
            <text:p>-17.5294400752593</text:p>
          </table:table-cell>
          <table:table-cell office:value-type="float" office:value="-17.5294400689646" calcext:value-type="float">
            <text:p>-17.5294400689646</text:p>
          </table:table-cell>
          <table:table-cell office:value-type="float" office:value="-17.5294394585684" calcext:value-type="float">
            <text:p>-17.529439458568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6]*2+1" office:value-type="float" office:value="601" calcext:value-type="float">
            <text:p>601</text:p>
          </table:table-cell>
          <table:table-cell office:value-type="float" office:value="6.6989" calcext:value-type="float">
            <text:p>6.6989</text:p>
          </table:table-cell>
          <table:table-cell office:value-type="float" office:value="0.043" calcext:value-type="float">
            <text:p>4.30E-02</text:p>
          </table:table-cell>
          <table:table-cell office:value-type="float" office:value="0.156494007" calcext:value-type="float">
            <text:p>0.156494007</text:p>
          </table:table-cell>
          <table:table-cell office:value-type="float" office:value="10911" calcext:value-type="float">
            <text:p>1091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-18.0162523170417" calcext:value-type="float">
            <text:p>-18.0162523170417</text:p>
          </table:table-cell>
          <table:table-cell table:number-columns-repeated="2" office:value-type="float" office:value="-18.0162522545092" calcext:value-type="float">
            <text:p>-18.0162522545092</text:p>
          </table:table-cell>
          <table:table-cell office:value-type="float" office:value="-18.016250820646" calcext:value-type="float">
            <text:p>-18.0162508206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7]*2+1" office:value-type="float" office:value="1001" calcext:value-type="float">
            <text:p>1001</text:p>
          </table:table-cell>
          <table:table-cell office:value-type="float" office:value="6.5922" calcext:value-type="float">
            <text:p>6.5922</text:p>
          </table:table-cell>
          <table:table-cell office:value-type="float" office:value="0.0221" calcext:value-type="float">
            <text:p>2.21E-02</text:p>
          </table:table-cell>
          <table:table-cell office:value-type="float" office:value="0.21198" calcext:value-type="float">
            <text:p>0.21198</text:p>
          </table:table-cell>
          <table:table-cell office:value-type="float" office:value="20161" calcext:value-type="float">
            <text:p>2016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-18.0798609283732" calcext:value-type="float">
            <text:p>-18.0798609283732</text:p>
          </table:table-cell>
          <table:table-cell table:number-columns-repeated="2" office:value-type="float" office:value="-18.060733249678" calcext:value-type="float">
            <text:p>-18.060733249678</text:p>
          </table:table-cell>
          <table:table-cell office:value-type="float" office:value="-18.0607411407832" calcext:value-type="float">
            <text:p>-18.060741140783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8]*2+1" office:value-type="float" office:value="1201" calcext:value-type="float">
            <text:p>1201</text:p>
          </table:table-cell>
          <table:table-cell/>
          <table:table-cell office:value-type="float" office:value="0.0478" calcext:value-type="float">
            <text:p>4.78E-02</text:p>
          </table:table-cell>
          <table:table-cell office:value-type="float" office:value="0.318466991" calcext:value-type="float">
            <text:p>0.318466991</text:p>
          </table:table-cell>
          <table:table-cell office:value-type="string" calcext:value-type="string">
            <text:p>non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-18.0798609" calcext:value-type="float">
            <text:p>-18.0798609</text:p>
          </table:table-cell>
          <table:table-cell office:value-type="float" office:value="-18.0685022552464" calcext:value-type="float">
            <text:p>-18.06850225524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9]*2+1" office:value-type="float" office:value="2001" calcext:value-type="float">
            <text:p>2001</text:p>
          </table:table-cell>
          <table:table-cell table:style-name="ce4"/>
          <table:table-cell office:value-type="float" office:value="0.04416" calcext:value-type="float">
            <text:p>4.42E-02</text:p>
          </table:table-cell>
          <table:table-cell office:value-type="float" office:value="0.209527001" calcext:value-type="float">
            <text:p>0.20952700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-18.07986" calcext:value-type="float">
            <text:p>-18.07986</text:p>
          </table:table-cell>
          <table:table-cell office:value-type="float" office:value="-18.0798589309555" calcext:value-type="float">
            <text:p>-18.07985893095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10]*2+1" office:value-type="float" office:value="4001" calcext:value-type="float">
            <text:p>4001</text:p>
          </table:table-cell>
          <table:table-cell/>
          <table:table-cell table:style-name="Default" office:value-type="float" office:value="0.1282" calcext:value-type="float">
            <text:p>0.1282</text:p>
          </table:table-cell>
          <table:table-cell office:value-type="float" office:value="0.762450993" calcext:value-type="float">
            <text:p>0.762450993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table:number-columns-repeated="2"/>
          <table:table-cell office:value-type="float" office:value="-18.084676" calcext:value-type="float">
            <text:p>-18.084676</text:p>
          </table:table-cell>
          <table:table-cell office:value-type="float" office:value="-18.084675006242" calcext:value-type="float">
            <text:p>-18.08467500624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[.A11]*2+1" office:value-type="float" office:value="40001" calcext:value-type="float">
            <text:p>40001</text:p>
          </table:table-cell>
          <table:table-cell/>
          <table:table-cell table:style-name="Default" office:value-type="float" office:value="0.1472" calcext:value-type="float">
            <text:p>0.1472</text:p>
          </table:table-cell>
          <table:table-cell office:value-type="float" office:value="3.23530889" calcext:value-type="float">
            <text:p>3.2353088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-18.08588" calcext:value-type="float">
            <text:p>-18.08588</text:p>
          </table:table-cell>
          <table:table-cell office:value-type="float" office:value="-18.086269649832" calcext:value-type="float">
            <text:p>-18.08626964983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A12]*2+1" office:value-type="float" office:value="200001" calcext:value-type="float">
            <text:p>200001</text:p>
          </table:table-cell>
          <table:table-cell/>
          <table:table-cell table:style-name="Default" office:value-type="float" office:value="8.69128" calcext:value-type="float">
            <text:p>8.69128</text:p>
          </table:table-cell>
          <table:table-cell office:value-type="float" office:value="11.8941097" calcext:value-type="float">
            <text:p>11.894109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-18.086" calcext:value-type="float">
            <text:p>-18.086</text:p>
          </table:table-cell>
          <table:table-cell office:value-type="float" office:value="-18.0862843025096" calcext:value-type="float">
            <text:p>-18.0862843025096</text:p>
          </table:table-cell>
        </table:table-row>
        <table:table-row table:style-name="ro1">
          <table:table-cell/>
          <table:table-cell table:formula="of:=[.A13]*2+1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11:57:19.348706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2:14:24.242751781</meta:creation-date>
    <dc:date>2019-09-12T12:01:42.435221383</dc:date>
    <meta:editing-duration>PT3H31M27S</meta:editing-duration>
    <meta:editing-cycles>14</meta:editing-cycles>
    <meta:generator>LibreOffice/6.0.7.3$Linux_X86_64 LibreOffice_project/00m0$Build-3</meta:generator>
    <meta:document-statistic meta:table-count="1" meta:cell-count="1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742cm" svg:height="12.792cm" xlink:href=".." xlink:type="simple" chart:class="chart:scatter" chart:style-name="ch1">
        <chart:title svg:x="6.631cm" svg:y="0.391cm" chart:style-name="ch2">
          <text:p>Iterations Required vs Number of Plane Waves</text:p>
        </chart:title>
        <chart:legend chart:legend-position="end" svg:x="20.399cm" svg:y="5.848cm" style:legend-expansion="high" chart:style-name="ch3"/>
        <chart:plot-area chart:style-name="ch4" table:cell-range-address="Sheet1.B3:Sheet1.B7 Sheet1.F3:Sheet1.F7 Sheet1.G3:Sheet1.G12" chart:data-source-has-labels="row" svg:x="1.177cm" svg:y="1.424cm" svg:width="17.203cm" svg:height="10.13cm">
          <chartooo:coordinate-region svg:x="2.539cm" svg:y="1.623cm" svg:width="15.191cm" svg:height="9.284cm"/>
          <chart:axis chart:dimension="x" chart:name="primary-x" chart:style-name="ch5">
            <chart:title svg:x="7.974cm" svg:y="11.809cm" chart:style-name="ch6">
              <text:p>Number of Plane Waves</text:p>
            </chart:title>
          </chart:axis>
          <chart:axis chart:dimension="y" chart:name="primary-y" chart:style-name="ch5">
            <chart:title svg:x="0.163cm" svg:y="7.605cm" chart:style-name="ch7">
              <text:p>Iteration Count</text:p>
            </chart:title>
          </chart:axis>
          <chart:series chart:style-name="ch8" chart:values-cell-range-address="Sheet1.F3:Sheet1.F7" loext:label-string="no_precon" chart:class="chart:scatter">
            <chart:domain table:cell-range-address="Sheet1.B3:Sheet1.B7"/>
            <chart:data-point chart:repeated="5"/>
          </chart:series>
          <chart:series chart:style-name="ch9" chart:values-cell-range-address="Sheet1.G3:Sheet1.G12" loext:label-string="precon" chart:class="chart:scatter">
            <chart:domain table:cell-range-address="Sheet1.B3:Sheet1.B12"/>
            <chart:data-point chart:repeated="6"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_precon</text:p>
              </table:table-cell>
              <table:table-cell office:value-type="string">
                <text:p>Column B</text:p>
              </table:table-cell>
              <table:table-cell office:value-type="string">
                <text:p>prec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Sheet1.B3:Sheet1.B7</svg:desc>
                </draw:g>
              </table:table-cell>
              <table:table-cell office:value-type="float" office:value="50">
                <text:p>50</text:p>
                <draw:g>
                  <svg:desc>Sheet1.F3:Sheet1.F7</svg:desc>
                </draw:g>
              </table:table-cell>
              <table:table-cell office:value-type="float" office:value="21">
                <text:p>21</text:p>
                <draw:g>
                  <svg:desc>Sheet1.B3:Sheet1.B12</svg:desc>
                </draw:g>
              </table:table-cell>
              <table:table-cell office:value-type="float" office:value="15">
                <text:p>15</text:p>
                <draw:g>
                  <svg:desc>Sheet1.G3:Sheet1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">
                <text:p>61</text:p>
              </table:table-cell>
              <table:table-cell office:value-type="float" office:value="218">
                <text:p>218</text:p>
              </table:table-cell>
              <table:table-cell office:value-type="float" office:value="61">
                <text:p>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1386">
                <text:p>1386</text:p>
              </table:table-cell>
              <table:table-cell office:value-type="float" office:value="201">
                <text:p>2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1">
                <text:p>601</text:p>
              </table:table-cell>
              <table:table-cell office:value-type="float" office:value="10911">
                <text:p>10911</text:p>
              </table:table-cell>
              <table:table-cell office:value-type="float" office:value="601">
                <text:p>6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1">
                <text:p>1001</text:p>
              </table:table-cell>
              <table:table-cell office:value-type="float" office:value="20161">
                <text:p>20161</text:p>
              </table:table-cell>
              <table:table-cell office:value-type="float" office:value="1001">
                <text:p>10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1">
                <text:p>12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1">
                <text:p>2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1">
                <text:p>40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1">
                <text:p>400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1">
                <text:p>200001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